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 fo:font-size="18pt" fo:font-weight="bold" officeooo:rsid="024bec50" officeooo:paragraph-rsid="024bec50" style:font-size-asian="18pt" style:font-weight-asian="bold" style:font-size-complex="18pt"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4"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5" style:family="paragraph" style:parent-style-name="Heading_20_2">
      <style:paragraph-properties fo:text-align="center" style:justify-single-word="false" fo:break-before="page"/>
    </style:style>
    <style:style style:name="P16"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3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3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3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3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3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40"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4caa7"/>
    </style:style>
    <style:style style:name="T37" style:family="text">
      <style:text-properties officeooo:rsid="0865005c"/>
    </style:style>
    <style:style style:name="T38" style:family="text">
      <style:text-properties officeooo:rsid="086673cd"/>
    </style:style>
    <style:style style:name="T39" style:family="text">
      <style:text-properties fo:language="en" fo:country="US"/>
    </style:style>
    <style:style style:name="T40" style:family="text">
      <style:text-properties officeooo:rsid="08670387"/>
    </style:style>
    <style:style style:name="T41" style:family="text">
      <style:text-properties officeooo:rsid="086aeb77"/>
    </style:style>
    <style:style style:name="T42" style:family="text">
      <style:text-properties officeooo:rsid="08765b1c"/>
    </style:style>
    <style:style style:name="T43" style:family="text">
      <style:text-properties officeooo:rsid="08777ccc"/>
    </style:style>
    <style:style style:name="T44" style:family="text">
      <style:text-properties officeooo:rsid="0877ed49"/>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1"/>
            <text:p text:style-name="P1"/>
            <text:p text:style-name="P11">Informe <text:span text:style-name="T8">de la investigación realizada sobre</text:span></text:p>
            <text:p text:style-name="P12">algunos requisitos no funcionales</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
            <text:p text:style-name="P1"/>
            <text:p text:style-name="P1"/>
            <text:p text:style-name="P8">Profesor</text:p>
            <text:p text:style-name="P7">Róbinson Coronado García</text:p>
            <text:p text:style-name="P2"/>
            <text:p text:style-name="P2"/>
            <text:p text:style-name="P1"/>
            <text:p text:style-name="P1"/>
            <text:p text:style-name="P8">Alumno</text:p>
            <text:p text:style-name="P3">Oscar Darío Botero Vargas</text:p>
            <text:p text:style-name="P3">C.C. 71’764,308</text:p>
            <text:p text:style-name="P4"/>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3"/>
      <text:p text:style-name="P18"><text:soft-page-break/></text:p>
      <text:p text:style-name="P19">Según el artículo <text:span text:style-name="T3">Requerimientos Funcionales y No Funcionales, ejemplos y tips</text:span><text:span text:style-name="T11"> (20 de abril de 2018), los requisitos NO funcionales son los que:</text:span></text:p>
      <text:p text:style-name="P16">...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18"/>
      <text:p text:style-name="P20">Al respecto, el artículo <text:span text:style-name="T3">Non-functional requirement</text:span><text:span text:style-name="T11"> (11 de septiembre de 2020) </text:span>también dice que:</text:p>
      <text:p text:style-name="P16">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18"/>
      <text:p text:style-name="P18"/>
      <text:p text:style-name="P25">A continuación presento 7 requisitos no funcionales.</text:p>
      <text:p text:style-name="P18"/>
      <text:p text:style-name="P18"/>
      <text:p text:style-name="P27">Adaptabilidad</text:p>
      <text:p text:style-name="P21">El artículo <text:span text:style-name="T3">Adaptability</text:span><text:span text:style-name="T11"> (</text:span>29 <text:span text:style-name="T13">de </text:span>abril <text:span text:style-name="T13">de 2020) dice que:</text:span></text:p>
      <text:p text:style-name="P16">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18"/>
      <text:p text:style-name="P18"/>
      <text:p text:style-name="P28">Transparencia</text:p>
      <text:p text:style-name="P22">El artículo <text:span text:style-name="T4">Transparency (behavior)</text:span><text:span text:style-name="T7"> (8 de julio de 2020) dice que:</text:span></text:p>
      <text:p text:style-name="P17">En el mundo del software informático, el software de código abierto se refiere a la creación de software, al que se puede acceder libremente al código fuente subyacente. Esto permite su uso, estudio y modificación sin restricciones.</text:p>
      <text:p text:style-name="P17"/>
      <text:p text:style-name="P17">En seguridad informática, el debate continúa en cuanto a los méritos relativos de la divulgación completa de las vulnerabilidades de seguridad, frente a un enfoque de seguridad por oscuridad.</text:p>
      <text:p text:style-name="P17"/>
      <text:p text:style-name="P17">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3"/>
      <text:p text:style-name="P23"/>
      <text:p text:style-name="P28"><text:span text:style-name="T22">L</text:span>egibilidad</text:p>
      <text:p text:style-name="P24">Según el artículo <text:span text:style-name="T4">Readability of source code</text:span><text:span text:style-name="T7"> (14 de septiembre de 2020):</text:span></text:p>
      <text:p text:style-name="P17"><text:soft-page-break/>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7"/>
      <text:p text:style-name="P17">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7"/>
      <text:p text:style-name="P17">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7"/>
      <text:list xml:id="list3082915489" text:style-name="L1">
        <text:list-item>
          <text:p text:style-name="P41">Diferentes estilos de sangría (espacios en blanco)</text:p>
        </text:list-item>
        <text:list-item>
          <text:p text:style-name="P41">Comentarios</text:p>
        </text:list-item>
        <text:list-item>
          <text:p text:style-name="P41">Descomposición</text:p>
        </text:list-item>
        <text:list-item>
          <text:p text:style-name="P41">Convenciones de nomenclatura para objetos (como variables, clases, procedimientos, etc.)</text:p>
        </text:list-item>
      </text:list>
      <text:p text:style-name="P17"/>
      <text:p text:style-name="P17">Los aspectos de presentación de esto (como sangrías, saltos de línea, resaltado de color, etc.) a menudo son manejados por el editor de código fuente, pero los aspectos de contenido reflejan el talento y las habilidades del programador.</text:p>
      <text:p text:style-name="P17"/>
      <text:p text:style-name="P17">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3"/>
      <text:p text:style-name="P23"/>
      <text:p text:style-name="P29">Entorno de Desarrollo</text:p>
      <text:p text:style-name="P26">Según el artículo <text:span text:style-name="T3">Deployment environment</text:span><text:span text:style-name="T11"> (5 de mayo de 2020):</text:span></text:p>
      <text:p text:style-name="P42">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2">(IDE)</text:span>, versiones diferentes o adicionales de bibliotecas y software de <text:span text:style-name="T30">apoyo</text:span>, etc., que no están presentes en el entorno de un usuario.</text:p>
      <text:p text:style-name="P42"/>
      <text:p text:style-name="P42">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7">de </text:span>una estación de trabajo individual, en <text:span text:style-name="T37">el </text:span>que se trabajan y prueban los cambios, puede denominarse <text:span text:style-name="T2">entorno local</text:span>, <text:span text:style-name="T5">entorno de pruebas</text:span><text:span text:style-name="T38"> </text:span>o <text:span text:style-name="T5">caja de arena</text:span><text:span text:style-name="T38"> (</text:span><text:span text:style-name="T39">sandbox</text:span><text:span text:style-name="T38">)</text:span>. La creación de la copia del repositorio <text:span text:style-name="T40">con el</text:span> código fuente en un entorno <text:soft-page-break/>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3">por </text:span>cada revisión. El concepto <text:span text:style-name="T44">a</text:span> nivel de código fuente de "confirmar un cambio en el repositorio", seguido de la construcción del tronco o rama, corresponde a presionar para liberar de local (entorno de<text:span text:style-name="T41">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3"/>
      <text:p text:style-name="P23"/>
      <text:p text:style-name="P23"/>
      <text:p text:style-name="P23"/>
      <text:h text:style-name="P15" text:outline-level="2">Referencias</text:h>
      <text:p text:style-name="P14"/>
      <text:p text:style-name="P40">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34"/>
      <text:p text:style-name="P35">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33"/>
      <text:p text:style-name="P30"><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36"/>
      <text:p text:style-name="P31"><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37"/>
      <text:p text:style-name="P32"><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38"/>
      <text:p text:style-name="P39"><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39"/>
      <text:p text:style-name="P38"/>
      <text:p text:style-name="P36"/>
      <text:p text:style-name="P36"/>
      <text:p text:style-name="P36"/>
      <text:p text:style-name="P36"/>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17T13:36:10.033849390</dc:date>
    <dc:creator>Oscar Darío Botero Vargas</dc:creator>
    <meta:editing-duration>P3DT22H23M2S</meta:editing-duration>
    <meta:editing-cycles>1959</meta:editing-cycles>
    <meta:generator>LibreOffice/6.0.7.3$Linux_X86_64 LibreOffice_project/00m0$Build-3</meta:generator>
    <meta:document-statistic meta:table-count="0" meta:image-count="0" meta:object-count="0" meta:page-count="5" meta:paragraph-count="46" meta:word-count="1171" meta:character-count="8096" meta:non-whitespace-character-count="6975"/>
  </office:meta>
</office:document-meta>
</file>